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37d0" officeooo:paragraph-rsid="001b37d0"/>
    </style:style>
    <style:style style:name="P2" style:family="paragraph" style:parent-style-name="Standard">
      <style:text-properties fo:font-weight="bold" officeooo:rsid="001b37d0" officeooo:paragraph-rsid="001b37d0" style:font-weight-asian="bold" style:font-weight-complex="bold"/>
    </style:style>
    <style:style style:name="P3" style:family="paragraph" style:parent-style-name="Standard">
      <style:text-properties officeooo:rsid="001d4224" officeooo:paragraph-rsid="001d4224"/>
    </style:style>
    <style:style style:name="T1" style:family="text">
      <style:text-properties officeooo:rsid="001d1691"/>
    </style:style>
    <style:style style:name="T2" style:family="text">
      <style:text-properties officeooo:rsid="001efe95"/>
    </style:style>
    <style:style style:name="T3" style:family="text">
      <style:text-properties officeooo:rsid="00203594"/>
    </style:style>
    <style:style style:name="T4" style:family="text">
      <style:text-properties officeooo:rsid="00211a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ATION :</text:p>
      <text:p text:style-name="P1"/>
      <text:p text:style-name="P2"><text:span text:style-name="T1">P</text:span>owerpoint de présentation :</text:p>
      <text:p text:style-name="P2"/>
      <text:p text:style-name="P1">outils utilisés</text:p>
      <text:p text:style-name="P1">raison d’utilisation des outils</text:p>
      <text:p text:style-name="P1">difficultés rencontrées</text:p>
      <text:p text:style-name="P1">Démonstration</text:p>
      <text:p text:style-name="P1">Durée de la présentation</text:p>
      <text:p text:style-name="P1"/>
      <text:p text:style-name="P3">- faire des tests unitaires <text:span text:style-name="T2">+ intégration</text:span></text:p>
      <text:p text:style-name="P3">- <text:span text:style-name="T3">livraison IOS </text:span><text:span text:style-name="T4">et</text:span><text:span text:style-name="T3"> Android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2T09:00:43.253000000</meta:creation-date>
    <dc:date>2024-01-02T15:15:32.861000000</dc:date>
    <meta:editing-duration>PT6H14M50S</meta:editing-duration>
    <meta:editing-cycles>7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9" meta:word-count="31" meta:character-count="211" meta:non-whitespace-character-count="189"/>
  </office:meta>
</office:document-meta>
</file>